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 style:list-style-name="L2">
      <style:paragraph-properties fo:text-align="justify" style:justify-single-word="false"/>
    </style:style>
    <style:style style:name="P4" style:family="paragraph" style:parent-style-name="Standard" style:list-style-name="L4">
      <style:paragraph-properties fo:text-align="justify" style:justify-single-word="false"/>
    </style:style>
    <style:style style:name="P5" style:family="paragraph" style:parent-style-name="Standard" style:list-style-name="L5">
      <style:paragraph-properties fo:text-align="justify" style:justify-single-word="false"/>
    </style:style>
    <style:style style:name="P6" style:family="paragraph" style:parent-style-name="Text_20_body" style:list-style-name="L4">
      <style:paragraph-properties fo:text-align="justify" style:justify-single-word="false"/>
    </style:style>
    <style:style style:name="P7" style:family="paragraph" style:parent-style-name="Text_20_body" style:list-style-name="L4">
      <style:paragraph-properties fo:margin-top="0cm" fo:margin-bottom="0cm" fo:text-align="justify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83894639" text:style-name="L1">
        <text:list-item>
          <text:p text:style-name="P2">What is Inter-process Communication (IPC)? Why is it required? What are different IPC mechanisms available in Linux system?</text:p>
          <text:p text:style-name="P2"/>
        </text:list-item>
      </text:list>
      <text:list xml:id="list814417813" text:style-name="L4">
        <text:list-item>
          <text:p text:style-name="P4">Interprocess communication (IPC) is a set of programming interfaces that allow a programmer to coordinate activities among different program processes that can run concurrently in an operating system.</text:p>
        </text:list-item>
        <text:list-item>
          <text:p text:style-name="P6">There are several reasons that suggets inter-process communication system' requirement and are as follows,</text:p>
          <text:list>
            <text:list-item>
              <text:p text:style-name="P7">For sharing of information, for example, web servers use IPC to share web documents and media with users through a web browser. </text:p>
            </text:list-item>
            <text:list-item>
              <text:p text:style-name="P7">For distributing labor work across systems, for example, Google uses multiple servers that communicate with one another using IPC to process user requests.</text:p>
            </text:list-item>
            <text:list-item>
              <text:p text:style-name="P6">For privilege separation, for example, HMI software systems are separated into layers based on privileges to minimize the risk of attacks. These layers communicate with one another using encrypted IP.</text:p>
            </text:list-item>
          </text:list>
        </text:list-item>
        <text:list-item>
          <text:p text:style-name="P4">Linux Supports the following inter process communication,</text:p>
          <text:list>
            <text:list-item>
              <text:p text:style-name="P4">File:<text:tab/></text:p>
              <text:list>
                <text:list-item>
                  <text:p text:style-name="P4">A record stored on disk, or a record synthesized on demand by a file server, which can be accessed by multiple processes</text:p>
                </text:list-item>
              </text:list>
            </text:list-item>
            <text:list-item>
              <text:p text:style-name="P4">Signal:</text:p>
              <text:list>
                <text:list-item>
                  <text:p text:style-name="P4">A system message sent from one process to another, not usually used to transfer data but instead used to remotely command partner processes.</text:p>
                </text:list-item>
              </text:list>
            </text:list-item>
            <text:list-item>
              <text:p text:style-name="P4">Socket:</text:p>
              <text:list>
                <text:list-item>
                  <text:p text:style-name="P4">A data stream sent over a network interface, either to a different process on the same computer or to another computer on the network.</text:p>
                </text:list-item>
              </text:list>
            </text:list-item>
            <text:list-item>
              <text:p text:style-name="P4">Messgae Queue:</text:p>
              <text:list>
                <text:list-item>
                  <text:p text:style-name="P4">An anonymous data stream similar to a socket, usually implemented by the operating system, that allows multiple processes to read and write to the message queue without being directly connected to each other.</text:p>
                </text:list-item>
              </text:list>
            </text:list-item>
            <text:list-item>
              <text:p text:style-name="P4">Pipe:</text:p>
              <text:list>
                <text:list-item>
                  <text:p text:style-name="P4">A two-way data stream between two processes interfaced through standard input and output and read in one character at a time.</text:p>
                </text:list-item>
              </text:list>
            </text:list-item>
            <text:list-item>
              <text:p text:style-name="P4">Named Pipe:</text:p>
              <text:list>
                <text:list-item>
                  <text:p text:style-name="P4">A pipe implemented through a file on the file system instead of standard input and output. Multiple processes can read and write to the file as a buffer for IPC data.</text:p>
                </text:list-item>
              </text:list>
            </text:list-item>
            <text:list-item>
              <text:p text:style-name="P4">Semaphore:</text:p>
              <text:list>
                <text:list-item>
                  <text:p text:style-name="P4">A simple structure that synchronizes multiple processes acting on shared resources.</text:p>
                </text:list-item>
              </text:list>
            </text:list-item>
            <text:list-item>
              <text:p text:style-name="P4">Shared Memory:</text:p>
              <text:list>
                <text:list-item>
                  <text:p text:style-name="P4">Multiple processes are given access to the same block of memory which creates a shared buffer for the processes to communicate with each other.</text:p>
                </text:list-item>
              </text:list>
            </text:list-item>
            <text:list-item>
              <text:p text:style-name="P4">Memory Mapped File:</text:p>
              <text:list>
                <text:list-item>
                  <text:p text:style-name="P4">A file mapped to RAM and can be modified by changing memory addresses directly instead of outputting to a stream. This shares the same benefits as a standard file.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list xml:id="list1786682195" text:continue-list="list1083894639" text:style-name="L1">
        <text:list-item>
          <text:p text:style-name="P2"><text:soft-page-break/>Consider the Inter-Process Communication scheme where mailboxes are used.</text:p>
        </text:list-item>
      </text:list>
      <text:list xml:id="list1594481197" text:style-name="L5">
        <text:list-item>
          <text:p text:style-name="P5">Suppose a process P wants to wait for two messages, one from mailbox A and one from mailbox B. What sequence of send and receive should it execute?</text:p>
        </text:list-item>
        <text:list-item>
          <text:p text:style-name="P5">What sequence of send and receive should P execute if P wants to wait for one message either from mailbox A or from mailbox B (or from both)?</text:p>
        </text:list-item>
        <text:list-item>
          <text:p text:style-name="P5">A receive operation makes a process wait until the mailbox is nonempty. Either devise a scheme that allows a process to wait until a mailbox is empty, or explain why such a scheme can’t exist.</text:p>
        </text:list-item>
      </text:list>
      <text:list xml:id="list1486346886" text:continue-list="list1786682195" text:style-name="L1">
        <text:list-header>
          <text:p text:style-name="P2"/>
        </text:list-header>
      </text:list>
      <text:list xml:id="list1752052523" text:style-name="L2">
        <text:list-item>
          <text:p text:style-name="P3">In the first case if a process P wants to wait for two message, one from mailbox A and one from mailbox B, process P should execute a recieve sequence twise one for mailbox A and one for mailbox B. We can simply write this as,</text:p>
          <text:list>
            <text:list-item>
              <text:p text:style-name="P3">Receive(A);</text:p>
              <text:p text:style-name="P3">Receive(B);</text:p>
            </text:list-item>
          </text:list>
        </text:list-item>
        <text:list-item>
          <text:p text:style-name="P3">Where Receive is the function which internally handles the waiting of the process P.</text:p>
        </text:list-item>
      </text:list>
      <text:p text:style-name="P1"/>
      <text:list xml:id="list1689814526" text:continue-numbering="true" text:style-name="L2">
        <text:list-item>
          <text:p text:style-name="P3">If process P wants to wait for one message either from mailbox A or mailbox B (or from both) then,</text:p>
          <text:list>
            <text:list-item>
              <text:p text:style-name="P3">Process P should start two child process by using fork() command, one for each mailbox.</text:p>
            </text:list-item>
            <text:list-item>
              <text:p text:style-name="P3">If a child process handling mailbox A, receives a message then it will return to the process P and process P will kill that child process.</text:p>
            </text:list-item>
            <text:list-item>
              <text:p text:style-name="P3">If a child process handling mailbox B, receives a message then it will return to the process P and process P will kill that child process.</text:p>
            </text:list-item>
            <text:list-item>
              <text:p text:style-name="P3">In this case process P will kill both the child processes if one of them has returned to the parent process P as we want to wait either for a message in mailbox A or in mailbox B.</text:p>
              <text:p text:style-name="P3"/>
            </text:list-item>
          </text:list>
        </text:list-item>
        <text:list-item>
          <text:p text:style-name="P3">If a receive operation makes a process wait until the mailbox is nonempty, using only send and receive operations, it is possible to device a system by which a process will wait until a mailbox is empty, but only if the mailbox is allowed to hold only one message.</text:p>
          <text:list>
            <text:list-item>
              <text:p text:style-name="P3">The only two ways that <text:s/>a process can wait are if a send operation fails because the mailbox is full as only one message can be received.</text:p>
            </text:list-item>
            <text:list-item>
              <text:p text:style-name="P3">Or if a receive operation fails because beacause the mailbox is empty.</text:p>
            </text:list-item>
            <text:list-item>
              <text:p text:style-name="P3">If the mailbox is empty, sending a message to the mailbox will be successful.</text:p>
            </text:list-item>
            <text:list-item>
              <text:p text:style-name="P3">Upon completion of a successful send operation the process can call the receive command and receive back own message.</text:p>
            </text:list-item>
            <text:list-item>
              <text:p text:style-name="P3">If the mailbox has one message in it, a send operation will fail as the mailbox is full.</text:p>
            </text:list-item>
            <text:list-item>
              <text:p text:style-name="P3">During this time, the process will be waiting, and therefore fulfilling the requirement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jas Prajapati</meta:initial-creator>
    <meta:creation-date>2015-07-24T14:19:54</meta:creation-date>
    <dc:date>2015-07-24T17:28:14</dc:date>
    <dc:creator>Tejas Prajapati</dc:creator>
    <meta:editing-duration>PT3H7M38S</meta:editing-duration>
    <meta:editing-cycles>16</meta:editing-cycles>
    <meta:generator>LibreOffice/3.5$Linux_X86_64 LibreOffice_project/350m1$Build-2</meta:generator>
    <meta:document-statistic meta:table-count="0" meta:image-count="0" meta:object-count="0" meta:page-count="2" meta:paragraph-count="45" meta:word-count="857" meta:character-count="4788" meta:non-whitespace-character-count="4009"/>
  </office:meta>
</office:document-meta>
</file>